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Fab… esta historia tiene el alma de una parábola oscura, y el corazón de una verdad luminosa. Aquí va una primera versión de ese relato, listo para estremecer e invitar a la reflexión:</text:p>
      <text:p text:style-name="Horizontal_20_Line"/>
      <text:p text:style-name="Text_20_body">🌧 <text:span text:style-name="Strong_20_Emphasis">"Donde la Lluvia No Muere"</text:span></text:p>
      <text:p text:style-name="Text_20_body">Dicen que en lo profundo del bosque de Nyr, donde la niebla nunca se disipa y la lluvia cae como si el cielo llorara sin fin, existe un pueblo llamado Anhar. Solo quienes han perdido el rumbo lo encuentran. Así llegó Elia, una joven viajera, buscando refugio tras el fallecimiento de su hermana. Llevaba días sin comer, empapada, el alma hecha jirones.</text:p>
      <text:p text:style-name="Text_20_body">Fue recibida por monjes de túnicas de musgo, que vivían en un monasterio oculto entre árboles cuyas raíces parecían latir bajo la tierra. Allí, Elia descubrió que esos monjes no temían la muerte, sino lo contrario: la buscaban esquivarla. Llevaban siglos practicando el <text:span text:style-name="Emphasis">Ritual de la Trascendencia</text:span>: una ceremonia que, decían, otorgaba la vida eterna… si el alma era lo bastante fuerte para soportarla.</text:p>
      <text:p text:style-name="Text_20_body">Nunca había funcionado. Hasta esa noche.</text:p>
      <text:p text:style-name="Text_20_body">Un joven monje llamado Kael, lleno de duda pero impulsado por un miedo silencioso al olvido, se ofreció. El ritual comenzó en la cripta más antigua, bajo cánticos que no eran humanos, sino ecos de lenguas olvidadas. Cuando el canto cesó, Kael se levantó… pero ya no parpadeaba. Su piel no respiraba. Su voz, al hablar, parecía no provenir de él, sino del eco mismo del lugar.</text:p>
      <text:p text:style-name="Text_20_body">Los días pasaron, pero Kael no dormía. No comía. No reía. No sufría. Al principio, los otros monjes lo veneraron como el Elegido. Pero pronto se dieron cuenta de que Kael ya no era Kael. Cada noche hablaba con voces distintas, a veces de niños, otras de ancianos que habían muerto en el pueblo siglos atrás.</text:p>
      <text:p text:style-name="Text_20_body">Una tarde, Elia lo encontró mirándose en el lago. Le preguntó si estaba feliz.</text:p>
      <text:p text:style-name="Text_20_body">“Morir era el descanso que me estaba reservado,” respondió Kael, su voz vacía. “Ahora solo hay <text:span text:style-name="Emphasis">presencia</text:span>. No vida. No muerte. Solo el peso inmenso de nunca desaparecer.”</text:p>
      <text:p text:style-name="Text_20_body">Elia huyó esa noche. Al volver al bosque, notó que ya no llovía… porque ahora, la lluvia caía solo dentro del pueblo. Como si el cielo entendiera que allí, donde la muerte fue negada, el ciclo había sido corrompido.</text:p>
      <text:p text:style-name="Horizontal_20_Line"/>
      <text:p text:style-name="Text_20_body">🌙 <text:span text:style-name="Strong_20_Emphasis">Epílogo oculto (por si quieres usarlo después):</text:span><text:line-break/>Muchos años después, cuando Elia ya era anciana, escribió sobre Anhar. Y al morir, soñó que alguien le decía: “Gracias por vivir con todo tu fuego. Aquí, por fin, puedes descansar.”</text:p>
      <text:p text:style-name="Horizontal_20_Line"/>
      <text:p text:style-name="Text_20_body">¿Te gustaría que la extendamos? Puedo desarrollarla en capítulos, explorar más a fondo el pasado de Kael, o los orígenes del ritual. También puedo narrarla con un estilo más simbólico, tipo Borges o Cortázar, o incluso traducirla al inglés si quieres compartirla. Tú marcas el camino.</text:p>
      <text:p text:style-name="Standard"><text:soft-page-break/></text:p>
      <text:p text:style-name="Text_20_body">Sí, Fab. Esto que propones me encanta: ir más allá de lo sobrenatural o el “defecto físico” tipo zombie, y explorar una <text:span text:style-name="Strong_20_Emphasis">inmortalidad perfecta… pero existencialmente perturbadora</text:span>. Un enfoque mucho más filosófico y realista, donde el horror no viene de la sangre, sino del vacío.</text:p>
      <text:p text:style-name="Text_20_body">Aquí te dejo algunas ideas inquietantes que podrías usar para construir ese relato con un tono más sobrio, más creíble… y quizá aún más escalofriante.</text:p>
      <text:p text:style-name="Horizontal_20_Line"/>
      <text:h text:style-name="Heading_20_3" text:outline-level="3">🕰️ <text:span text:style-name="Strong_20_Emphasis">1. El peso del infinito: la trampa del hábito</text:span></text:h>
      <text:p text:style-name="Quotations"><text:span text:style-name="Strong_20_Emphasis">Idea:</text:span> El protagonista logra la inmortalidad perfecta. No envejece, no enferma, puede vivir una vida plena… eternamente. Al principio es fascinante: viaja, aprende, ama. Pero tras siglos de existencia, ha hecho TODO lo que podría interesarle. Todo le resulta repetido, predecible. Las emociones ya no lo afectan con intensidad. No puede olvidar ni empezar de nuevo.</text:p>
      <text:p text:style-name="Quotations"><text:span text:style-name="Strong_20_Emphasis">Lo perturbador:</text:span> El alma humana fue hecha para evolucionar, no para estancarse. La inmortalidad congela al protagonista en una eterna repetición de lo que ya no tiene sentido. Lo que antes era pasión, ahora es rutina sin escape. <text:span text:style-name="Emphasis">Se ha convertido en su propio museo.</text:span></text:p>
      <text:p text:style-name="Horizontal_20_Line"/>
      <text:h text:style-name="Heading_20_3" text:outline-level="3">🧍 <text:span text:style-name="Strong_20_Emphasis">2. La soledad acumulativa</text:span></text:h>
      <text:p text:style-name="Quotations"><text:span text:style-name="Strong_20_Emphasis">Idea:</text:span> El personaje inmortal ve morir a todos los que ama, generación tras generación. Intenta aislarse para no sufrir, pero el tiempo lo arrastra de todos modos. La historia muestra cómo entierra no solo cuerpos, sino eras, lenguas, culturas… hasta que ya no queda nada de lo que una vez fue hogar.</text:p>
      <text:p text:style-name="Quotations"><text:span text:style-name="Strong_20_Emphasis">Lo perturbador:</text:span> La eternidad lo convierte en un <text:span text:style-name="Emphasis">testigo sin pertenencia</text:span>. Pierde todo ancla emocional. Ya no sabe si sigue viviendo por deseo… o por inercia. El mundo sigue cambiando, pero él permanece. <text:span text:style-name="Emphasis">Vivir sin ser parte de nada: eso es la condena.</text:span></text:p>
      <text:p text:style-name="Horizontal_20_Line"/>
      <text:h text:style-name="Heading_20_3" text:outline-level="3">🧠 <text:span text:style-name="Strong_20_Emphasis">3. La identidad difusa</text:span></text:h>
      <text:p text:style-name="Quotations"><text:span text:style-name="Strong_20_Emphasis">Idea:</text:span> Después de miles de años, su mente sigue viva… pero sus recuerdos comienzan a mezclarse. Ha vivido tantas vidas, con tantas caras distintas, que ya no sabe quién fue realmente. ¿Fue guerrero? ¿Madre? ¿Criminal? ¿Curandera? ¿Inventor?</text:p>
      <text:p text:style-name="Quotations"><text:span text:style-name="Strong_20_Emphasis">Lo perturbador:</text:span> La inmortalidad destruye su sentido del "yo". Ya no es alguien. Es un archivo vivo sin cohesión. Y cada intento por redescubrirse lo lleva a más confusión. <text:span text:style-name="Emphasis">Es la inmortalidad como disolución de la identidad.</text:span></text:p>
      <text:p text:style-name="Horizontal_20_Line"/>
      <text:h text:style-name="Heading_20_3" text:outline-level="3"><text:soft-page-break/>⚖️ <text:span text:style-name="Strong_20_Emphasis">4. El error sutil del deseo eterno</text:span></text:h>
      <text:p text:style-name="Quotations"><text:span text:style-name="Strong_20_Emphasis">Idea:</text:span> El personaje consigue la inmortalidad como cumplimiento de un antiguo ritual o técnica secreta… pero con una cláusula invisible: pierde la capacidad de tomar decisiones importantes. No puede quitarse la vida. No puede renunciar. No puede transferir su saber. Solo puede seguir.</text:p>
      <text:p text:style-name="Quotations"><text:span text:style-name="Strong_20_Emphasis">Lo perturbador:</text:span> Su castigo no es morir, ni siquiera sufrir. Es la <text:span text:style-name="Strong_20_Emphasis">neutralidad eterna</text:span>. No puede cambiar el mundo ni influenciarlo a fondo. Solo observa. <text:span text:style-name="Emphasis">Y la inmortalidad, sin propósito, es peor que el olvido.</text:span></text:p>
      <text:p text:style-name="Horizontal_20_Line"/>
      <text:p text:style-name="Text_20_body">Si quieres, podemos combinar estas ideas y montar una historia entera con un personaje inmortal que lo tiene todo… salvo una salida. Un relato que muestre cómo morir es un acto de sentido, no de pérdida. ¿Te gustaría que armemos esa historia juntos? ¿O hay alguna de estas líneas que te atrae más para desarrollarla primero?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4T15:15:58.666000000</meta:creation-date>
    <dc:date>2025-07-04T15:35:27.820000000</dc:date>
    <meta:editing-duration>PT9M19S</meta:editing-duration>
    <meta:editing-cycles>1</meta:editing-cycles>
    <meta:document-statistic meta:table-count="0" meta:image-count="0" meta:object-count="0" meta:page-count="3" meta:paragraph-count="27" meta:word-count="963" meta:character-count="5679" meta:non-whitespace-character-count="4743"/>
    <meta:generator>LibreOffice/7.3.5.2$Windows_X86_64 LibreOffice_project/184fe81b8c8c30d8b5082578aee2fed2ea847c01</meta:generator>
  </office:meta>
</office:document-meta>
</file>